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, Arial"/>
    <style:font-face style:name="Cumberland" svg:font-family="Cumberland, 'Courier New'"/>
    <style:font-face style:name="Thorndale" svg:font-family="Thorndale, 'Times New Roman'"/>
    <style:font-face style:name="FreeSans1" svg:font-family="FreeSans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052928" officeooo:paragraph-rsid="00052928" style:font-relief="embossed"/>
    </style:style>
    <style:style style:name="P2" style:family="paragraph" style:parent-style-name="Standard">
      <style:text-properties style:font-name="Arial" officeooo:rsid="00052928" officeooo:paragraph-rsid="00052928"/>
    </style:style>
    <style:style style:name="P3" style:family="paragraph" style:parent-style-name="Standard">
      <style:text-properties fo:text-transform="uppercase" style:font-name="Arial" officeooo:rsid="00052928" officeooo:paragraph-rsid="00052928"/>
    </style:style>
    <style:style style:name="P4" style:family="paragraph" style:parent-style-name="Standard">
      <style:text-properties fo:text-transform="lowercase" style:font-name="Arial" officeooo:rsid="00052928" officeooo:paragraph-rsid="00052928"/>
    </style:style>
    <style:style style:name="P5" style:family="paragraph" style:parent-style-name="Standard">
      <style:text-properties fo:text-transform="capitalize" style:font-name="Arial" officeooo:rsid="00052928" officeooo:paragraph-rsid="00052928"/>
    </style:style>
    <style:style style:name="P6" style:family="paragraph" style:parent-style-name="Standard">
      <style:text-properties fo:font-variant="small-caps" style:font-name="Arial" officeooo:rsid="00052928" officeooo:paragraph-rsid="00052928"/>
    </style:style>
    <style:style style:name="P7" style:family="paragraph" style:parent-style-name="Text_20_body">
      <style:text-properties officeooo:rsid="00052928" officeooo:paragraph-rsid="00052928"/>
    </style:style>
    <style:style style:name="P8" style:family="paragraph" style:parent-style-name="Text_20_body">
      <style:text-properties style:font-name="Arial"/>
    </style:style>
    <style:style style:name="P9" style:family="paragraph" style:parent-style-name="Heading_20_1">
      <style:text-properties style:font-name="Arial"/>
    </style:style>
    <style:style style:name="P10" style:family="paragraph" style:parent-style-name="Heading_20_2">
      <style:text-properties style:font-name="Arial"/>
    </style:style>
    <style:style style:name="P11" style:family="paragraph" style:parent-style-name="Heading_20_2">
      <style:text-properties style:font-name="Arial" officeooo:rsid="0007c3fe" officeooo:paragraph-rsid="0007c3fe" style:font-relief="none"/>
    </style:style>
    <style:style style:name="T1" style:family="text">
      <style:text-properties officeooo:rsid="00052928"/>
    </style:style>
    <style:style style:name="T2" style:family="text">
      <style:text-properties style:font-name="Arial"/>
    </style:style>
    <style:style style:name="T3" style:family="text">
      <style:text-properties style:font-name="Arial" officeooo:rsid="00052928"/>
    </style:style>
    <style:style style:name="T4" style:family="text">
      <style:text-properties style:font-name="Arial" style:font-relief="engraved"/>
    </style:style>
    <style:style style:name="T5" style:family="text">
      <style:text-properties style:font-name="Arial" officeooo:rsid="0007c3fe" style:font-relief="none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relief="none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relief="none"/>
    </style:style>
    <style:style style:name="T10" style:family="text">
      <style:text-properties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ample Font <text:span text:style-name="T1">Characteristics</text:span></text:h>
      <text:h text:style-name="Heading_20_2" text:outline-level="2"><text:span text:style-name="T3">E</text:span><text:span text:style-name="T2">ffects</text:span></text:h>
      <text:p text:style-name="P2"/>
      <text:p text:style-name="P2">Sample text regular (no special effects): The quick brown fox jumps over the lazy dog</text:p>
      <text:p text:style-name="P2"/>
      <text:p text:style-name="P3">Sample text Upper Case: The quick brown fox jumps over the lazy dog</text:p>
      <text:p text:style-name="P3"/>
      <text:p text:style-name="P4">Sample Text gemeine (?): The quick brown fox jumps over the lazy dog</text:p>
      <text:p text:style-name="P2"/>
      <text:p text:style-name="P5">Sample text title: the quick brown fox jumps over the lazy dog</text:p>
      <text:p text:style-name="P2"/>
      <text:p text:style-name="P6">Sample text small caps: The quick brown fox jumps over the lazy dog</text:p>
      <text:p text:style-name="P6"/>
      <text:h text:style-name="P10" text:outline-level="2">Relief</text:h>
      <text:p text:style-name="P1">Sample text embossed: The quick brown fox jumps over the lazy dog</text:p>
      <text:p text:style-name="P7"><text:span text:style-name="T4">Sample text engraved: The quick brown fox jumps over the lazy dog</text:span></text:p>
      <text:h text:style-name="P11" text:outline-level="2">Position</text:h>
      <text:p text:style-name="P8"><text:span text:style-name="T10">Sample text providing super</text:span><text:span text:style-name="T7">script</text:span><text:span text:style-name="T10"> and sub</text:span><text:span text:style-name="T9">script</text:span><text:span text:style-name="T10"> parts.</text:span></text:p>
      <text:p text:style-name="P8"><text:span text:style-name="T10">Sample text providing </text:span><text:span text:style-name="T7">super</text:span><text:span text:style-name="T10">script and </text:span><text:span text:style-name="T9">sub</text:span><text:span text:style-name="T10">script parts.</text:span></text:p>
      <text:p text:style-name="P8"><text:span text:style-name="T10">Sample text providing </text:span><text:span text:style-name="T7">superscript</text:span><text:span text:style-name="T10"> and </text:span><text:span text:style-name="T9">subscript</text:span><text:span text:style-name="T10"> parts.</text:span></text:p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, Arial"/>
    <style:font-face style:name="Cumberland" svg:font-family="Cumberland, 'Courier New'"/>
    <style:font-face style:name="Thorndale" svg:font-family="Thorndale, 'Times New Roman'"/>
    <style:font-face style:name="FreeSans1" svg:font-family="FreeSans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umberland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umberland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horndale" fo:font-family="Thorndale, 'Times New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orndale" fo:font-family="Thorndale, 'Times New Roman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, 'Times New Roman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0:38:39.142255693</meta:creation-date>
    <dc:date>2016-02-10T14:44:15.753514517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17" meta:character-count="689" meta:non-whitespace-character-count="586"/>
  </office:meta>
</office:document-meta>
</file>